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CacheXMLRPCListener.setListenerId( lo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teralCacheXMLRPCListener.getInstance( ILateralCacheAttributes ilc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ateralCacheXMLRPCListener.getListener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teralCacheXMLRPCListener.LateralCacheXMLRPCListener( ILateralCacheAttributes ilc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XMLRPCListener.handleGet( String cacheName , Serializable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ateralCacheXMLRPCListener.handleRemoveAll( String cach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ateralCacheXMLRPCListener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ateralCacheXMLRPCListener.getCacheManag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ateralCacheXMLRPCListener.handleRemove( String cacheName , Serializable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ateralCacheXMLRPCListener.handlePut( ICacheElement c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ateralCacheXMLRPCListener.handleDispose( String cach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